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font-name="David CLM" fo:font-weight="bold" officeooo:paragraph-rsid="05e4d1ec" style:font-weight-asian="bold" style:font-name-complex="David CLM" style:font-weight-complex="bold"/>
    </style:style>
    <style:style style:name="P4" style:family="paragraph" style:parent-style-name="Text_20_body" style:list-style-name="L1">
      <style:paragraph-properties fo:text-align="start" style:justify-single-word="false" style:writing-mode="lr-tb"/>
      <style:text-properties officeooo:paragraph-rsid="05e4d1ec"/>
    </style:style>
    <style:style style:name="P5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5e4d1ec"/>
    </style:style>
    <style:style style:name="P6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e4d1ec"/>
    </style:style>
    <style:style style:name="P7" style:family="paragraph" style:parent-style-name="Heading_20_1">
      <style:paragraph-properties fo:line-height="100%"/>
      <style:text-properties officeooo:rsid="05226f8d" officeooo:paragraph-rsid="04af6545"/>
    </style:style>
    <style:style style:name="P8" style:family="paragraph" style:parent-style-name="Heading_20_3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5e4d1ec"/>
    </style:style>
    <style:style style:name="T1" style:family="text">
      <style:text-properties fo:font-weight="bold"/>
    </style:style>
    <style:style style:name="T2" style:family="text">
      <style:text-properties fo:font-style="italic" officeooo:rsid="05984f9a" style:font-style-asian="italic" style:font-style-complex="italic"/>
    </style:style>
    <style:style style:name="T3" style:family="text">
      <style:text-properties fo:font-style="italic" officeooo:rsid="04a6b974" style:font-style-asian="italic" style:font-style-complex="italic"/>
    </style:style>
    <style:style style:name="T4" style:family="text">
      <style:text-properties style:font-name="David CLM" fo:font-size="12pt" style:font-size-asian="12pt" style:font-name-complex="David CLM" style:font-size-complex="12pt"/>
    </style:style>
    <style:style style:name="T5" style:family="text">
      <style:text-properties style:font-name="David CLM" fo:font-size="12pt" officeooo:rsid="04a6b974" style:font-size-asian="12pt" style:font-name-complex="David CLM" style:font-size-complex="12pt"/>
    </style:style>
    <style:style style:name="T6" style:family="text">
      <style:text-properties style:font-name="David CLM" fo:font-size="12pt" officeooo:rsid="04c501c7" style:font-size-asian="12pt" style:font-name-complex="David CLM" style:font-size-complex="12pt"/>
    </style:style>
    <style:style style:name="T7" style:family="text">
      <style:text-properties style:font-name="David CLM" fo:font-size="12pt" officeooo:rsid="04a504e1" style:font-size-asian="12pt" style:font-name-complex="David CLM" style:font-size-complex="12pt"/>
    </style:style>
    <style:style style:name="T8" style:family="text">
      <style:text-properties style:font-name="David CLM" style:font-name-complex="David CLM"/>
    </style:style>
    <style:style style:name="T9" style:family="text">
      <style:text-properties style:font-name="David CLM" officeooo:rsid="04652fcf" style:font-name-complex="David CLM"/>
    </style:style>
    <style:style style:name="T10" style:family="text">
      <style:text-properties style:font-name="David CLM" officeooo:rsid="0461db84" style:font-name-complex="David CLM"/>
    </style:style>
    <style:style style:name="T11" style:family="text">
      <style:text-properties style:font-name="David CLM" officeooo:rsid="0466c0ad" style:font-name-complex="David CLM"/>
    </style:style>
    <style:style style:name="T12" style:family="text">
      <style:text-properties style:font-name="David CLM" officeooo:rsid="046bc579" style:font-name-complex="David CLM"/>
    </style:style>
    <style:style style:name="T13" style:family="text">
      <style:text-properties style:font-name="David CLM" officeooo:rsid="046ec47f" style:font-name-complex="David CLM"/>
    </style:style>
    <style:style style:name="T14" style:family="text">
      <style:text-properties style:font-name="David CLM" fo:font-weight="bold" style:font-name-complex="David CLM"/>
    </style:style>
    <style:style style:name="T15" style:family="text">
      <style:text-properties style:font-name="David CLM" fo:font-weight="bold" officeooo:rsid="0466c0ad" style:font-name-complex="David CLM"/>
    </style:style>
    <style:style style:name="T16" style:family="text">
      <style:text-properties style:font-name="David CLM" fo:language="en" fo:country="US" style:font-name-complex="David CLM"/>
    </style:style>
    <style:style style:name="T17" style:family="text">
      <style:text-properties style:font-name="David CLM" fo:font-weight="normal" style:font-weight-asian="normal" style:font-name-complex="David CLM" style:font-weight-complex="normal"/>
    </style:style>
    <style:style style:name="T18" style:family="text">
      <style:text-properties style:font-name="David CLM" fo:font-weight="normal" officeooo:rsid="0466c0ad" style:font-weight-asian="normal" style:font-name-complex="David CLM" style:font-weight-complex="normal"/>
    </style:style>
    <style:style style:name="T19" style:family="text">
      <style:text-properties officeooo:rsid="044d63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חלוקה הוגנת של קרקעות ועוגות</text:h>
      <text:p text:style-name="P3">מאמרים<text:span text:style-name="T19"> להרחבה ולמטלת רשות</text:span></text:p>
      <text:list xml:id="list1903691448" text:style-name="L1">
        <text:list-item>
          <text:p text:style-name="P4"><text:span text:style-name="T9">Agnes Cseh, Tamas Fleiner (2018): "</text:span><text:span text:style-name="T16">The Complexity of Cake Cutting with Unequal Shares</text:span><text:span text:style-name="T9">". </text:span><text:a xlink:type="simple" xlink:href="https://arxiv.org/pdf/1709.03152.pdf" text:style-name="Internet_20_link" text:visited-style-name="Visited_20_Internet_20_Link"><text:span text:style-name="T9">https://arxiv.org/pdf/1709.03152.pdf</text:span></text:a></text:p>
        </text:list-item>
        <text:list-item>
          <text:p text:style-name="P4"><text:span text:style-name="Citation"><text:span text:style-name="T8">Aziz, Haris; MacKenzie, Simon (2016). "A discrete and bounded envy-free cake cutting protocol for any number of agents". FOCS 2016. </text:span></text:span><text:a xlink:type="simple" xlink:href="https://en.wikipedia.org/wiki/ArXiv" text:style-name="Internet_20_link" text:visited-style-name="Visited_20_Internet_20_Link"><text:span text:style-name="Citation"><text:span text:style-name="T8">arXiv</text:span></text:span></text:a><text:span text:style-name="Citation"><text:span text:style-name="T8">:</text:span></text:span><text:a xlink:type="simple" xlink:href="https://arxiv.org/abs/1604.03655" text:style-name="Internet_20_link" text:visited-style-name="Visited_20_Internet_20_Link"><text:span text:style-name="Citation"><text:span text:style-name="T8">1604.03655</text:span></text:span></text:a><text:span text:style-name="Citation"><text:span text:style-name="T8">.</text:span></text:span><text:span text:style-name="Citation"><text:span text:style-name="T10"> להתמקד באלגוריתמים 1,2 כולל הדגמה</text:span></text:span></text:p>
        </text:list-item>
        <text:list-item>
          <text:p text:style-name="P5"><text:span text:style-name="Citation"><text:span text:style-name="T8">X Bei, G Huzhang, W </text:span></text:span><text:span text:style-name="Citation"><text:span text:style-name="T17">Suksompong</text:span></text:span><text:span text:style-name="T18"> (2018).</text:span><text:span text:style-name="Citation"><text:span text:style-name="T15"> </text:span></text:span><text:bookmark text:name="wobo3rMBn_MJ"/><text:a xlink:type="simple" xlink:href="https://arxiv.org/abs/1804.06923" text:style-name="Internet_20_link" text:visited-style-name="Visited_20_Internet_20_Link"><text:span text:style-name="Citation"><text:span text:style-name="T8">Truthful Fair Division without Free Disposal‏</text:span></text:span></text:a><text:span text:style-name="Citation"><text:span text:style-name="T11">. </text:span></text:span><text:span text:style-name="T8">ArXiv:1804.06923</text:span><text:span text:style-name="T11">.</text:span></text:p>
        </text:list-item>
        <text:list-item>
          <text:p text:style-name="P8"><text:bookmark text:name="OktRHxRKE44J"/><text:a xlink:type="simple" xlink:href="https://arxiv.org/abs/1909.07141" text:style-name="Internet_20_link" text:visited-style-name="Visited_20_Internet_20_Link"><text:span text:style-name="T15">Disproportionate division, </text:span></text:a><text:span text:style-name="T15"><text:s/></text:span>L Crew, B Narayanan, S <text:span text:style-name="T1">Spirkl</text:span> - arXiv preprint arXiv:1909.07141, 2019‏ ‏</text:p>
        </text:list-item>
        <text:list-item>
          <text:p text:style-name="P5"><text:span text:style-name="T12">G. Cheze (2018), "</text:span><text:bookmark text:name="SCQk8YHusPoJ"/><text:a xlink:type="simple" xlink:href="https://arxiv.org/abs/1810.06913" text:style-name="Internet_20_link" text:visited-style-name="Visited_20_Internet_20_Link"><text:span text:style-name="T8">How to share a </text:span></text:a><text:a xlink:type="simple" xlink:href="https://arxiv.org/abs/1810.06913" text:style-name="Internet_20_link" text:visited-style-name="Visited_20_Internet_20_Link"><text:span text:style-name="T17">cake </text:span></text:a><text:a xlink:type="simple" xlink:href="https://arxiv.org/abs/1810.06913" text:style-name="Internet_20_link" text:visited-style-name="Visited_20_Internet_20_Link"><text:span text:style-name="T8">with a secret agent‏</text:span></text:a><text:span text:style-name="T12">"</text:span></text:p>
        </text:list-item>
        <text:list-item>
          <text:p text:style-name="P5"><text:span text:style-name="T12">G. Cheze (2018), "</text:span><text:span text:style-name="T8">Don't cry to be the first! Symmetric fair division exist</text:span><text:span text:style-name="T12">" </text:span><text:a xlink:type="simple" xlink:href="https://arxiv.org/abs/1804.03833" text:style-name="Internet_20_link" text:visited-style-name="Visited_20_Internet_20_Link"><text:span text:style-name="T12">https://arxiv.org/abs/1804.03833</text:span></text:a></text:p>
        </text:list-item>
        <text:list-item>
          <text:p text:style-name="P5"><text:span text:style-name="T8">R Freeman, DM Pennock, JW Vaughan </text:span><text:span text:style-name="T13">(</text:span><text:span text:style-name="T8">2019</text:span><text:span text:style-name="T13">), </text:span><text:bookmark text:name="4AJDuA9Ml9QJ"/><text:a xlink:type="simple" xlink:href="https://users.cs.duke.edu/~rupert/wagering-fair-division-aaai.pdf" text:style-name="Internet_20_link" text:visited-style-name="Visited_20_Internet_20_Link"><text:span text:style-name="T8">An Equivalence Between Wagering and Fair-Division Mechanisms‏</text:span></text:a></text:p>
        </text:list-item>
        <text:list-item>
          <text:p text:style-name="P5"><text:a xlink:type="simple" xlink:href="https://arxiv.org/search/math?searchtype=author&amp;query=Meunier%2C+F" text:style-name="Internet_20_link" text:visited-style-name="Visited_20_Internet_20_Link"><text:span text:style-name="Citation"><text:span text:style-name="T4">Frédéric Meunier</text:span></text:span></text:a><text:span text:style-name="Citation"><text:span text:style-name="T4">, </text:span></text:span><text:a xlink:type="simple" xlink:href="https://arxiv.org/search/math?searchtype=author&amp;query=Zerbib%2C+S" text:style-name="Internet_20_link" text:visited-style-name="Visited_20_Internet_20_Link"><text:span text:style-name="Citation"><text:span text:style-name="T4">Shira Zerbib</text:span></text:span></text:a><text:span text:style-name="Citation"><text:span text:style-name="T4"> </text:span></text:span><text:span text:style-name="Citation"><text:span text:style-name="T6">(201</text:span></text:span><text:span text:style-name="Citation"><text:span text:style-name="T7">9</text:span></text:span><text:span text:style-name="Citation"><text:span text:style-name="T6">): "Envy-free cake division without assuming the players prefer nonempty pieces"</text:span></text:span></text:p>
        </text:list-item>
        <text:list-item>
          <text:p text:style-name="P8"><text:bookmark text:name="nDzDiqKRVkUJ"/><text:a xlink:type="simple" xlink:href="https://arxiv.org/abs/1907.11183" text:style-name="Internet_20_link" text:visited-style-name="Visited_20_Internet_20_Link"><text:span text:style-name="Citation"><text:span text:style-name="T6">Envy-free division using mapping degree‏</text:span></text:span></text:a><text:span text:style-name="Citation"><text:span text:style-name="T6">, </text:span></text:span>S Avvakumov, R Karasev - arXiv preprint arXiv:1907.11183, 2019‏ - arxiv.org‏</text:p>
        </text:list-item>
        <text:list-item>
          <text:p text:style-name="P6"><text:span text:style-name="Citation"><text:span text:style-name="T5">L. Kranich (2018): "</text:span></text:span><text:bookmark text:name="nQnsKRdLm7kJ"/><text:a xlink:type="simple" xlink:href="https://link.springer.com/article/10.1007/s40505-018-0160-9" text:style-name="Internet_20_link" text:visited-style-name="Visited_20_Internet_20_Link"><text:span text:style-name="Citation"><text:span text:style-name="T6">Divide-and-choose with nonmonotonic preferences‏</text:span></text:span></text:a><text:span text:style-name="T3">"</text:span><text:span text:style-name="T2">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10-28T10:28:08.955000000</dc:date>
    <meta:editing-duration>P10DT21H26M52S</meta:editing-duration>
    <meta:editing-cycles>1341</meta:editing-cycles>
    <meta:document-statistic meta:table-count="0" meta:image-count="0" meta:object-count="0" meta:page-count="1" meta:paragraph-count="14" meta:word-count="177" meta:character-count="1180" meta:non-whitespace-character-count="1031"/>
  </office:meta>
</office:document-meta>
</file>